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80000004B025C7F9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10.61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1.085cm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>
      <style:paragraph-properties fo:text-align="start"/>
      <style:text-properties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71dbd"/>
    </style:style>
    <style:style style:name="P5" style:family="paragraph">
      <style:paragraph-properties fo:text-align="start"/>
      <style:text-properties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6" style:family="paragraph" style:parent-style-name="Table_20_Contents">
      <style:paragraph-properties fo:text-align="start" style:justify-single-word="false"/>
      <style:text-properties officeooo:paragraph-rsid="00071db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center"/>
    </style:style>
    <style:style style:name="T1" style:family="text">
      <style:text-properties fo:font-weight="bold" officeooo:rsid="00058b69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8b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fo:border="none" loext:decorative="false" style:wrap="run-through" style:number-wrapped-paragraphs="no-limit" style:vertical-pos="from-top" style:horizontal-pos="from-left" style:horizontal-rel="paragraph"/>
    </style:style>
    <style:style style:name="gr3" style:family="graphic">
      <style:graphic-properties fo:background-color="#ffffff" loext:decorative="fals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__c8o_dat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__c8o_text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button form:name="__c8o_signature" form:control-implementation="ooo:com.sun.star.form.component.CommandButton" xml:id="control3" form:id="control3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__c8o_objet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s1" text:anchor-type="paragraph" svg:x="12.053cm" svg:y="0.116cm" svg:width="4.868cm" svg:height="1.984cm" draw:z-index="0"><draw:image xlink:href="Pictures/10000000000000B80000004B025C7F9D.jpg" xlink:type="simple" xlink:show="embed" xlink:actuate="onLoad" draw:mime-type="image/jpeg"/></draw:frame></text:p>
      <text:p text:style-name="Standard"/>
      <text:p text:style-name="P1"><text:span text:style-name="T1">Date</text:span><text:span text:style-name="T2"> :</text:span> <text:tab/><draw:control text:anchor-type="as-char" draw:z-index="1" draw:name="Contrôle 1" draw:style-name="gr1" draw:text-style-name="P2" svg:width="4.79cm" svg:height="0.662cm" draw:control="control1"/></text:p>
      <text:p text:style-name="P1"/>
      <text:p text:style-name="P3"/>
      <text:p text:style-name="P3"/>
      <text:p text:style-name="P4"><text:tab/><text:span text:style-name="T3">Su</text:span><text:span text:style-name="T2">bje</text:span><text:span text:style-name="T1">c</text:span><text:span text:style-name="T2">t :</text:span> <draw:control text:anchor-type="as-char" svg:y="-0.536cm" draw:z-index="2" draw:name="Contrôle 2" draw:style-name="gr2" draw:text-style-name="P5" svg:width="9.406cm" svg:height="0.662cm" draw:control="control4"/></text:p>
      <text:p text:style-name="P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<draw:control text:anchor-type="as-char" draw:z-index="3" draw:name="Contrôle 3" draw:style-name="gr1" draw:text-style-name="P2" svg:width="16.805cm" svg:height="10.15cm" draw:control="control2"/></text:p>
          </table:table-cell>
        </table:table-row>
        <table:table-row table:style-name="Tableau1.2">
          <table:table-cell table:style-name="Tableau1.A1" office:value-type="string">
            <text:p text:style-name="P7"/>
            <text:p text:style-name="P7"/>
          </table:table-cell>
        </table:table-row>
      </table:table>
      <text:p text:style-name="P3"><draw:control text:anchor-type="paragraph" draw:z-index="4" draw:name="Contrôle 4" draw:style-name="gr3" draw:text-style-name="P8" svg:width="7.118cm" svg:height="2.779cm" svg:x="9.858cm" svg:y="1.344cm" draw:control="control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2-11-23T11:47:20.40</meta:creation-date>
    <dc:date>2025-02-20T18:20:55.379741000</dc:date>
    <meta:editing-duration>PT1H22M19S</meta:editing-duration>
    <meta:editing-cycles>13</meta:editing-cycles>
    <meta:generator>LibreOffice/25.2.0.3$Windows_X86_64 LibreOffice_project/e1cf4a87eb02d755bce1a01209907ea5ddc8f069</meta:generator>
    <meta:print-date>2025-02-20T18:19:23.309052300</meta:print-date>
    <meta:printed-by>Fichiers PDF</meta:printed-by>
    <meta:document-statistic meta:table-count="1" meta:image-count="1" meta:object-count="0" meta:page-count="1" meta:paragraph-count="3" meta:word-count="5" meta:character-count="20" meta:non-whitespace-character-count="14"/>
  </office:meta>
</office:document-meta>
</file>